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Quotations">
      <style:text-properties officeooo:paragraph-rsid="000e9cc4"/>
    </style:style>
    <style:style style:name="P2" style:family="paragraph" style:parent-style-name="Quotations">
      <style:text-properties officeooo:paragraph-rsid="00101bee"/>
    </style:style>
    <style:style style:name="P3" style:family="paragraph" style:parent-style-name="Quotations">
      <style:text-properties officeooo:rsid="00101bee" officeooo:paragraph-rsid="00101bee"/>
    </style:style>
    <style:style style:name="T1" style:family="text">
      <style:text-properties officeooo:rsid="000e9cc4"/>
    </style:style>
    <style:style style:name="T2" style:family="text">
      <style:text-properties officeooo:rsid="00101b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Quotations">&lt;<text:span text:style-name="T1">header&gt;</text:span></text:p>
      <text:p text:style-name="Quotations"><text:tab/>&lt;<text:span text:style-name="T1">nav&gt; </text:span></text:p>
      <text:p text:style-name="Text_20_body"><text:tab/><text:tab/><text:tab/>home-servicios-clientes-productos-Contacto</text:p>
      <text:p text:style-name="Quotations"><text:tab/>&lt;/nav&gt;</text:p>
      <text:p text:style-name="Quotations"><text:tab/>&lt;<text:span text:style-name="T1">img </text:span><text:span text:style-name="T2">class=”logo” </text:span><text:span text:style-name="T1">alt=”LOGO”&gt;</text:span></text:p>
      <text:p text:style-name="Quotations"><text:tab/>&lt;<text:span text:style-name="T1">h1&gt;TRABAJAMOS PARA QUE PUEDAS RESPIRAR TRANQUILO&lt;/h1&gt;</text:span></text:p>
      <text:p text:style-name="P1"><text:tab/>&lt;<text:span text:style-name="T1">nav </text:span><text:span text:style-name="T2">class=”redesSociales”</text:span><text:span text:style-name="T1">&gt; redes sociales-redes sociales-redes sociales&lt;/nav&gt;</text:span></text:p>
      <text:p text:style-name="Quotations">&lt;/header&gt;</text:p>
      <text:p text:style-name="P1">&lt;<text:span text:style-name="T1">main&gt;</text:span></text:p>
      <text:p text:style-name="P1">&lt;<text:span text:style-name="T1">section&gt;</text:span></text:p>
      <text:p text:style-name="P1">&lt;<text:span text:style-name="T1">h2&gt;Quienes somos&lt;h2&gt;</text:span></text:p>
      <text:p text:style-name="P1">&lt;<text:span text:style-name="T1">h4&gt;Somos una empresa que importa, vende e instala equipos medicos, especializada en piping.&lt;/h4&gt;</text:span></text:p>
      <text:p text:style-name="P1">&lt;<text:span text:style-name="T2">p&gt;Contamos con un equipo de profesionales y técnicos con más de 10 años de experiencia, preparados para hacer levantamientos e instalar cualquier proyecto de equipamiento médico. Asesorarlo legal, comercial y técnicamente en la compra de equipos y cumplimiento de normativas.&lt;/p&gt;</text:span></text:p>
      <text:p text:style-name="P1">&lt;<text:span text:style-name="T2">a class=”contacto”&gt;&lt;button&gt;Contactanos&lt;/button&gt;&lt;/a&gt;</text:span></text:p>
      <text:p text:style-name="P1"><text:span text:style-name="T1">&lt;/section&gt;</text:span></text:p>
      <text:p text:style-name="P2">&lt;<text:span text:style-name="T2">section&gt;</text:span></text:p>
      <text:p text:style-name="P2">&lt;!-- <text:span text:style-name="T2">6 box flex SERVICIOS-→</text:span></text:p>
      <text:p text:style-name="P2">&lt;<text:span text:style-name="T2">div class=”box img”&gt;&lt;/div&gt; * 6</text:span></text:p>
      <text:p text:style-name="P2"><text:span text:style-name="T2">&lt;/section&gt;</text:span></text:p>
      <text:p text:style-name="P2">&lt;<text:span text:style-name="T2">section&gt;</text:span></text:p>
      <text:p text:style-name="P2">&lt;!-- <text:span text:style-name="T2">6 box flex CLIENTES-→</text:span></text:p>
      <text:p text:style-name="P2">&lt;<text:span text:style-name="T2">div class=”box clientes”&gt;&lt;/div&gt; * 6</text:span></text:p>
      <text:p text:style-name="P2"><text:span text:style-name="T2">&lt;/section&gt;</text:span></text:p>
      <text:p text:style-name="P2">&lt;<text:span text:style-name="T2">section&gt;</text:span></text:p>
      <text:p text:style-name="P2"><text:soft-page-break/>&lt;!-- <text:span text:style-name="T2">6 box flex PRODUCTOS-→</text:span></text:p>
      <text:p text:style-name="P2">&lt;<text:span text:style-name="T2">div class=”box img”&gt;&lt;/div&gt; * 6</text:span></text:p>
      <text:p text:style-name="P2"><text:span text:style-name="T2">&lt;/section&gt;</text:span></text:p>
      <text:p text:style-name="P2">&lt;<text:span text:style-name="T2">section&gt;</text:span></text:p>
      <text:p text:style-name="P2">&lt;!-- <text:span text:style-name="T2">6 box flex PARTNERS-→</text:span></text:p>
      <text:p text:style-name="P2">&lt;<text:span text:style-name="T2">div class=”box img”&gt;&lt;/div&gt; * 6</text:span></text:p>
      <text:p text:style-name="P2"><text:span text:style-name="T2">&lt;/section&gt;</text:span></text:p>
      <text:p text:style-name="P1"><text:span text:style-name="T1">&lt;/main&gt;</text:span></text:p>
      <text:p text:style-name="P2">&lt;<text:span text:style-name="T2">footer&gt;</text:span></text:p>
      <text:p text:style-name="P2">&lt;<text:span text:style-name="T1">nav </text:span><text:span text:style-name="T2">class=”redesSociales”</text:span><text:span text:style-name="T1">&gt; redes sociales-redes sociales-redes sociales&lt;/nav&gt;</text:span></text:p>
      <text:p text:style-name="P2">&lt;<text:span text:style-name="T2">p&gt;NOMBRE EMPRESA&lt;/p&gt;</text:span></text:p>
      <text:p text:style-name="P2">&lt;<text:span text:style-name="T2">a class=”contacto”&gt;&lt;button&gt;Contactanos&lt;/button&gt;&lt;/a&gt;</text:span></text:p>
      <text:p text:style-name="P3">&lt;p&gt;Derechos&lt;/p&gt;</text:p>
      <text:p text:style-name="P2"><text:span text:style-name="T2">&lt;/footer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12:01:38.024062432</meta:creation-date>
    <dc:date>2023-02-23T12:25:26.093356576</dc:date>
    <meta:editing-duration>PT2M6S</meta:editing-duration>
    <meta:editing-cycles>1</meta:editing-cycles>
    <meta:document-statistic meta:table-count="0" meta:image-count="0" meta:object-count="0" meta:page-count="2" meta:paragraph-count="38" meta:word-count="142" meta:character-count="1216" meta:non-whitespace-character-count="1103"/>
    <meta:generator>LibreOffice/7.3.7.2$Linux_X86_64 LibreOffice_project/30$Build-2</meta:generator>
  </office:meta>
</office:document-meta>
</file>